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7.32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number-columns-repeated="16368" table:default-cell-style-name="ce1"/>
        <table:table-row table:style-name="ro1">
          <table:table-cell office:value-type="string" table:number-columns-spanned="8" table:number-rows-spanned="1" table:style-name="ce5">
            <text:p>ABSENSI DIKMABA XL-1 BAHARI TA 2020 “BAHARI A” <text:s text:c="50"/>A</text:p>
          </table:table-cell>
          <table:covered-table-cell table:number-columns-repeated="7"/>
          <table:table-cell table:style-name="ce1"/>
          <table:table-cell office:value-type="string" table:number-columns-spanned="5" table:number-rows-spanned="1" table:style-name="ce5">
            <text:p>ABSENSI DIKMABA XL-1 BAHARI <text:s/>TA 2020 “BAHARI B” <text:s text:c="53"/>B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7" table:style-name="ce1"/>
          <table:table-cell office:value-type="string" table:style-name="ce3">
            <text:p>NO</text:p>
          </table:table-cell>
          <table:table-cell office:value-type="string" table:style-name="ce3">
            <text:p>NAMA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ANDI BIMANTORO</text:p>
          </table:table-cell>
          <table:table-cell table:number-columns-repeated="7" table:style-name="ce1"/>
          <table:table-cell office:value-type="float" office:value="1" table:style-name="ce2">
            <text:p>1</text:p>
          </table:table-cell>
          <table:table-cell office:value-type="string" table:style-name="ce4">
            <text:p>MUH.FAHRI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IQSAL FIRMANSYAH</text:p>
          </table:table-cell>
          <table:table-cell table:number-columns-repeated="7" table:style-name="ce1"/>
          <table:table-cell office:value-type="float" office:value="2" table:style-name="ce2">
            <text:p>2</text:p>
          </table:table-cell>
          <table:table-cell office:value-type="string" table:style-name="ce4">
            <text:p>MUHAMMAD FAJAR AWALUDDIN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RIZKI SETIADI</text:p>
          </table:table-cell>
          <table:table-cell table:number-columns-repeated="7"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LA ODE ABDUL SYUKUR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PUTNAMA ADI</text:p>
          </table:table-cell>
          <table:table-cell table:number-columns-repeated="7" table:style-name="ce1"/>
          <table:table-cell office:value-type="float" office:value="4" table:style-name="ce2">
            <text:p>4</text:p>
          </table:table-cell>
          <table:table-cell office:value-type="string" table:style-name="ce4">
            <text:p>ORKA AFRIANSYAH PUTRA S.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AGUNG JUNIANTO</text:p>
          </table:table-cell>
          <table:table-cell table:number-columns-repeated="7" table:style-name="ce1"/>
          <table:table-cell office:value-type="float" office:value="5" table:style-name="ce2">
            <text:p>5</text:p>
          </table:table-cell>
          <table:table-cell office:value-type="string" table:style-name="ce4">
            <text:p>ALI ELYAS ASSYIFA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MOCHAMAD DAVID RAMADHAN</text:p>
          </table:table-cell>
          <table:table-cell table:number-columns-repeated="7" table:style-name="ce1"/>
          <table:table-cell office:value-type="float" office:value="6" table:style-name="ce2">
            <text:p>6</text:p>
          </table:table-cell>
          <table:table-cell office:value-type="string" table:style-name="ce4">
            <text:p>MUHAMMAD ULUL ALBAB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KRISTYOTAMA NUR ANGGORO</text:p>
          </table:table-cell>
          <table:table-cell table:number-columns-repeated="7"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MUHAMMAD IRSYAD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MUHAMMAD SIDIK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VIEU ARDIAN MARTHALIANO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ALRI HADIS TIRA DAUDA</text:p>
          </table:table-cell>
          <table:table-cell table:number-columns-repeated="7" table:style-name="ce1"/>
          <table:table-cell office:value-type="float" office:value="9" table:style-name="ce2">
            <text:p>9</text:p>
          </table:table-cell>
          <table:table-cell office:value-type="string" table:style-name="ce4">
            <text:p>SONI PANGENDORO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MAHMUD AKBAR NGELI</text:p>
          </table:table-cell>
          <table:table-cell table:number-columns-repeated="7"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ADE ALVIAN SINARAY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RAMADHAN YUDHA PRATAMA</text:p>
          </table:table-cell>
          <table:table-cell table:number-columns-repeated="7"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ARVIN NOVANTO MAHALEUNG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MUHAMMAD FAYZAN ANNAFI</text:p>
          </table:table-cell>
          <table:table-cell table:number-columns-repeated="7"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RIO SAPUTRA NAUA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ARFIAN SURYA ARYA DHITAMA</text:p>
          </table:table-cell>
          <table:table-cell table:number-columns-repeated="7"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TRI PUTRA SANTOSO</text:p>
          </table:table-cell>
          <table:table-cell table:number-columns-repeated="16373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TRI SUBIANTORO</text:p>
          </table:table-cell>
          <table:table-cell table:number-columns-repeated="7"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BAREP RIZKI SAMUDERA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MUHAMMAD SAHLAN</text:p>
          </table:table-cell>
          <table:table-cell table:number-columns-repeated="7"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ASYFA AHMAD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IKRA NEGARA</text:p>
          </table:table-cell>
          <table:table-cell table:number-columns-repeated="7"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RIFDA SYAFIQOH KAHAR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MUHAMMAD FARIS DZAKA</text:p>
          </table:table-cell>
          <table:table-cell table:number-columns-repeated="7"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NUR AFIANI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PASKA RIANTO PUTRA</text:p>
          </table:table-cell>
          <table:table-cell table:number-columns-repeated="7"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SHINDY ELICHA PUTRI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DHIEMAS ILHAM MAULANA</text:p>
          </table:table-cell>
          <table:table-cell table:number-columns-repeated="7" table:style-name="ce1"/>
          <table:table-cell office:value-type="float" office:value="19" table:style-name="ce2">
            <text:p>19</text:p>
          </table:table-cell>
          <table:table-cell office:value-type="string" table:style-name="ce4">
            <text:p>WULAN SARI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RENALDI IHZA PRATAMA</text:p>
          </table:table-cell>
          <table:table-cell table:number-columns-repeated="7"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ANIS FAJRI APRIANI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AWANDA JOSE DE JAFLO</text:p>
          </table:table-cell>
          <table:table-cell table:number-columns-repeated="7" table:style-name="ce1"/>
          <table:table-cell office:value-type="float" office:value="21" table:style-name="ce2">
            <text:p>21</text:p>
          </table:table-cell>
          <table:table-cell office:value-type="string" table:style-name="ce4">
            <text:p>RIZKI LINGGA WAKASEDA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M.IQBAL AJI SAMIR</text:p>
          </table:table-cell>
          <table:table-cell table:number-columns-repeated="7" table:style-name="ce1"/>
          <table:table-cell office:value-type="float" office:value="22" table:style-name="ce2">
            <text:p>22</text:p>
          </table:table-cell>
          <table:table-cell office:value-type="string" table:style-name="ce4">
            <text:p>NABILA FEBRIYANTI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4">
            <text:p>RESDIAN TRI SAOUTRA</text:p>
          </table:table-cell>
          <table:table-cell table:number-columns-repeated="7" table:style-name="ce1"/>
          <table:table-cell office:value-type="float" office:value="23" table:style-name="ce2">
            <text:p>23</text:p>
          </table:table-cell>
          <table:table-cell office:value-type="string" table:style-name="ce4">
            <text:p>RIYADHUL FADHILA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4">
            <text:p>REVIANTO AHMAD SAPUTRA</text:p>
          </table:table-cell>
          <table:table-cell table:number-columns-repeated="7" table:style-name="ce1"/>
          <table:table-cell office:value-type="float" office:value="24" table:style-name="ce2">
            <text:p>24</text:p>
          </table:table-cell>
          <table:table-cell office:value-type="string" table:style-name="ce4">
            <text:p>RESTU NAFSIA PUJI LESTARI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4">
            <text:p>RAVIYAN WIJAYA</text:p>
          </table:table-cell>
          <table:table-cell table:number-columns-repeated="7" table:style-name="ce1"/>
          <table:table-cell office:value-type="float" office:value="25" table:style-name="ce2">
            <text:p>25</text:p>
          </table:table-cell>
          <table:table-cell office:value-type="string" table:style-name="ce4">
            <text:p>KHANA RIVA ZUHRIYA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4">
            <text:p>EKO WARDOYO</text:p>
          </table:table-cell>
          <table:table-cell table:number-columns-repeated="7" table:style-name="ce1"/>
          <table:table-cell office:value-type="float" office:value="26" table:style-name="ce2">
            <text:p>26</text:p>
          </table:table-cell>
          <table:table-cell office:value-type="string" table:style-name="ce4">
            <text:p>RIZKI PUTRI NURAZIZAH</text:p>
          </table:table-cell>
          <table:table-cell table:number-columns-repeated="16373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5">
            <text:p>ABSENSI DIKMABA XL-1 NAVIGASI TA 2020 “NAVIGASI A” <text:s text:c="39"/>C</text:p>
          </table:table-cell>
          <table:covered-table-cell table:number-columns-repeated="6"/>
          <table:table-cell table:number-columns-repeated="2" table:style-name="ce1"/>
          <table:table-cell office:value-type="string" table:number-columns-spanned="7" table:number-rows-spanned="1" table:style-name="ce6">
            <text:p>ABSENSI DIKMABA XL-1 NAVIGASI TA 2020 <text:s text:c="39"/>D</text:p>
          </table:table-cell>
          <table:covered-table-cell table:number-columns-repeated="6"/>
          <table:table-cell table:number-columns-repeated="16368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7" table:style-name="ce1"/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1637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NANDI IRWANSYAH</text:p>
          </table:table-cell>
          <table:table-cell table:number-columns-repeated="7" table:style-name="ce1"/>
          <table:table-cell office:value-type="float" office:value="1" table:style-name="ce2">
            <text:p>1</text:p>
          </table:table-cell>
          <table:table-cell office:value-type="string" table:style-name="ce4">
            <text:p>MARSELINUS STEFANUS RINGGI</text:p>
          </table:table-cell>
          <table:table-cell table:number-columns-repeated="1637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ROMARIO A SORMUDI</text:p>
          </table:table-cell>
          <table:table-cell table:number-columns-repeated="7" table:style-name="ce1"/>
          <table:table-cell office:value-type="float" office:value="2" table:style-name="ce2">
            <text:p>2</text:p>
          </table:table-cell>
          <table:table-cell office:value-type="string" table:style-name="ce4">
            <text:p>YANDI ZULKARNAIN</text:p>
          </table:table-cell>
          <table:table-cell table:number-columns-repeated="16373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LA BOBI</text:p>
          </table:table-cell>
          <table:table-cell table:number-columns-repeated="7"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M.HARRIS GUSTIAN APRIANDI</text:p>
          </table:table-cell>
          <table:table-cell table:number-columns-repeated="16373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MUHAMMAD JALES YUDHA</text:p>
          </table:table-cell>
          <table:table-cell table:number-columns-repeated="7" table:style-name="ce1"/>
          <table:table-cell office:value-type="float" office:value="4" table:style-name="ce2">
            <text:p>4</text:p>
          </table:table-cell>
          <table:table-cell office:value-type="string" table:style-name="ce4">
            <text:p>HARDIANTO</text:p>
          </table:table-cell>
          <table:table-cell table:number-columns-repeated="16373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HAFIZH FADILANAAM P</text:p>
          </table:table-cell>
          <table:table-cell table:number-columns-repeated="7" table:style-name="ce1"/>
          <table:table-cell office:value-type="float" office:value="5" table:style-name="ce2">
            <text:p>5</text:p>
          </table:table-cell>
          <table:table-cell office:value-type="string" table:style-name="ce4">
            <text:p>PRINANDA KHAIRAWAN ELU</text:p>
          </table:table-cell>
          <table:table-cell table:number-columns-repeated="16373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LATIF NURKHOLIS</text:p>
          </table:table-cell>
          <table:table-cell table:number-columns-repeated="7" table:style-name="ce1"/>
          <table:table-cell office:value-type="float" office:value="6" table:style-name="ce2">
            <text:p>6</text:p>
          </table:table-cell>
          <table:table-cell office:value-type="string" table:style-name="ce4">
            <text:p>RENANDA BAMBANG S</text:p>
          </table:table-cell>
          <table:table-cell table:number-columns-repeated="16373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ZAENAL AZIZI</text:p>
          </table:table-cell>
          <table:table-cell table:number-columns-repeated="7"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DWI REZA MAHARDIKA</text:p>
          </table:table-cell>
          <table:table-cell table:number-columns-repeated="16373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ADITYA SAPUTRA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HAPOSSY JOY ALFREDO</text:p>
          </table:table-cell>
          <table:table-cell table:number-columns-repeated="16373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FAHAD AKHMAD SYADATH</text:p>
          </table:table-cell>
          <table:table-cell table:number-columns-repeated="7" table:style-name="ce1"/>
          <table:table-cell office:value-type="float" office:value="9" table:style-name="ce2">
            <text:p>9</text:p>
          </table:table-cell>
          <table:table-cell office:value-type="string" table:style-name="ce4">
            <text:p>ZAENAL ABIDIN PELUPESSY</text:p>
          </table:table-cell>
          <table:table-cell table:number-columns-repeated="16373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FACHRY ICHWANUL M</text:p>
          </table:table-cell>
          <table:table-cell table:number-columns-repeated="7"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RIFA’I DAROJAT</text:p>
          </table:table-cell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FANDAM FANDAWA</text:p>
          </table:table-cell>
          <table:table-cell table:number-columns-repeated="7"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SATRIA EDI WIBAWA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DIMAS AZIZ PRABOWO</text:p>
          </table:table-cell>
          <table:table-cell table:number-columns-repeated="7"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AHMAD FIRDAUS AFANDI</text:p>
          </table:table-cell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ADITYA VIRDIAN D</text:p>
          </table:table-cell>
          <table:table-cell table:number-columns-repeated="7"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BAGAS ARISMA PUTRA PRATAMA</text:p>
          </table:table-cell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MUHAMMAD ARIF RAMADHAN</text:p>
          </table:table-cell>
          <table:table-cell table:number-columns-repeated="7"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LEVI OKTAVIA DEWI</text:p>
          </table:table-cell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OKTADIYANTO KURNIA PUTRA</text:p>
          </table:table-cell>
          <table:table-cell table:number-columns-repeated="7"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YULIA PUTRI SENASTRI</text:p>
          </table:table-cell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SADDAM NAUFAL ZHAFRAN</text:p>
          </table:table-cell>
          <table:table-cell table:number-columns-repeated="7"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VERONIKA OCTAVIA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MICHAEL CHRISTIAN</text:p>
          </table:table-cell>
          <table:table-cell table:number-columns-repeated="7"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ALDA AYU SEKARWATI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LEO SAMUDERA</text:p>
          </table:table-cell>
          <table:table-cell table:number-columns-repeated="7"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DEAS SHIFA NATAYA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RESTU ADI WIJAYA</text:p>
          </table:table-cell>
          <table:table-cell table:number-columns-repeated="7" table:style-name="ce1"/>
          <table:table-cell office:value-type="float" office:value="19" table:style-name="ce2">
            <text:p>19</text:p>
          </table:table-cell>
          <table:table-cell office:value-type="string" table:style-name="ce4">
            <text:p>ELZA FARHANI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REYHAN ABIMANYU R</text:p>
          </table:table-cell>
          <table:table-cell table:number-columns-repeated="7"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INDAH AYU GRESSELLA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DWIKI AGUNG KARISMA</text:p>
          </table:table-cell>
          <table:table-cell table:number-columns-repeated="7" table:style-name="ce1"/>
          <table:table-cell office:value-type="float" office:value="21" table:style-name="ce2">
            <text:p>21</text:p>
          </table:table-cell>
          <table:table-cell office:value-type="string" table:style-name="ce4">
            <text:p>PUTRI LESTRAI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BERLIN ADE BIMANTARA</text:p>
          </table:table-cell>
          <table:table-cell table:number-columns-repeated="7" table:style-name="ce1"/>
          <table:table-cell office:value-type="float" office:value="22" table:style-name="ce2">
            <text:p>22</text:p>
          </table:table-cell>
          <table:table-cell office:value-type="string" table:style-name="ce4">
            <text:p>ANGGITA PRAMESUARI F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4">
            <text:p>DEVKA SEPTIAN ARDIANSYAH</text:p>
          </table:table-cell>
          <table:table-cell table:number-columns-repeated="7" table:style-name="ce1"/>
          <table:table-cell office:value-type="float" office:value="23" table:style-name="ce2">
            <text:p>23</text:p>
          </table:table-cell>
          <table:table-cell office:value-type="string" table:style-name="ce4">
            <text:p>GUSTI INDAH SETYORINI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4">
            <text:p>FAJRIN TRI SEPTYAN</text:p>
          </table:table-cell>
          <table:table-cell table:number-columns-repeated="7" table:style-name="ce1"/>
          <table:table-cell office:value-type="float" office:value="24" table:style-name="ce2">
            <text:p>24</text:p>
          </table:table-cell>
          <table:table-cell office:value-type="string" table:style-name="ce4">
            <text:p>QORI AYU WIDYANINGGRUM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4">
            <text:p>RAHMAD AGUNG</text:p>
          </table:table-cell>
          <table:table-cell table:number-columns-repeated="7" table:style-name="ce1"/>
          <table:table-cell office:value-type="float" office:value="25" table:style-name="ce2">
            <text:p>25</text:p>
          </table:table-cell>
          <table:table-cell office:value-type="string" table:style-name="ce4">
            <text:p>NUR INDAH AYU PUSPITA SARI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4">
            <text:p>ADRIAN BAGAS KURNIA</text:p>
          </table:table-cell>
          <table:table-cell table:number-columns-repeated="7" table:style-name="ce1"/>
          <table:table-cell office:value-type="float" office:value="26" table:style-name="ce2">
            <text:p>26</text:p>
          </table:table-cell>
          <table:table-cell office:value-type="string" table:style-name="ce4">
            <text:p>NISRINA ALFA FAUZATI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4">
            <text:p>FIRMANSYAH JAYA PUTRA</text:p>
          </table:table-cell>
          <table:table-cell table:number-columns-repeated="7" table:style-name="ce1"/>
          <table:table-cell table:number-columns-repeated="2" table:style-name="ce4"/>
          <table:table-cell table:number-columns-repeated="1637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5">
            <text:p>ABSENSI DIKMABA XL-II BAHARI “A” TA 2020 <text:s text:c="30"/>E</text:p>
          </table:table-cell>
          <table:covered-table-cell table:number-columns-repeated="7"/>
          <table:table-cell table:style-name="ce1"/>
          <table:table-cell office:value-type="string" table:number-columns-spanned="6" table:number-rows-spanned="1" table:style-name="ce5">
            <text:p>ABSENSI DIKMABA XL-II BAHARI “B” <text:s text:c="39"/>F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7" table:style-name="ce1"/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TRI DIMAS</text:p>
          </table:table-cell>
          <table:table-cell table:number-columns-repeated="7" table:style-name="ce1"/>
          <table:table-cell office:value-type="float" office:value="1" table:style-name="ce2">
            <text:p>1</text:p>
          </table:table-cell>
          <table:table-cell office:value-type="string" table:style-name="ce4">
            <text:p>RIKI ARI PUTRA HARAHAP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MUHAMMAD RAYHAN BARATA H</text:p>
          </table:table-cell>
          <table:table-cell table:number-columns-repeated="7" table:style-name="ce1"/>
          <table:table-cell office:value-type="float" office:value="2" table:style-name="ce2">
            <text:p>2</text:p>
          </table:table-cell>
          <table:table-cell office:value-type="string" table:style-name="ce4">
            <text:p>AHMAD RIZKI RIVALDO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HAIKAL AQLI</text:p>
          </table:table-cell>
          <table:table-cell table:number-columns-repeated="7"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RANDI NALFAUZ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SULTHAN RIFQI RAHMATULLAH</text:p>
          </table:table-cell>
          <table:table-cell table:number-columns-repeated="7" table:style-name="ce1"/>
          <table:table-cell office:value-type="float" office:value="4" table:style-name="ce2">
            <text:p>4</text:p>
          </table:table-cell>
          <table:table-cell office:value-type="string" table:style-name="ce4">
            <text:p>RENALDY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MUHAMMAD WAHYU FITRIAN</text:p>
          </table:table-cell>
          <table:table-cell table:number-columns-repeated="7" table:style-name="ce1"/>
          <table:table-cell office:value-type="float" office:value="5" table:style-name="ce2">
            <text:p>5</text:p>
          </table:table-cell>
          <table:table-cell office:value-type="string" table:style-name="ce4">
            <text:p>RIZQO ALHUTAF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MUHAMMAD GHOFAR FADILAH</text:p>
          </table:table-cell>
          <table:table-cell table:number-columns-repeated="7" table:style-name="ce1"/>
          <table:table-cell office:value-type="float" office:value="6" table:style-name="ce2">
            <text:p>6</text:p>
          </table:table-cell>
          <table:table-cell office:value-type="string" table:style-name="ce4">
            <text:p>DY’VHA MAHALA DEW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ANDRI SAMTIA PASARIBU</text:p>
          </table:table-cell>
          <table:table-cell table:number-columns-repeated="7"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ALDI MARTU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AILHAM MAULANA SYAH</text:p>
          </table:table-cell>
          <table:table-cell table:number-columns-repeated="7"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CHABIB RAHMAD HIDAYATULLOH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DICKY DWI PUTRA ARNANDA</text:p>
          </table:table-cell>
          <table:table-cell table:number-columns-repeated="7" table:style-name="ce1"/>
          <table:table-cell office:value-type="float" office:value="9" table:style-name="ce2">
            <text:p>9</text:p>
          </table:table-cell>
          <table:table-cell office:value-type="string" table:style-name="ce4">
            <text:p>JOVI FATTARADY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RICKY SATRIA SURYA PUTRA</text:p>
          </table:table-cell>
          <table:table-cell table:number-columns-repeated="7"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ICHASAN MAULAN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DHAFA ANDI ZULFANSYAH</text:p>
          </table:table-cell>
          <table:table-cell table:number-columns-repeated="7"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DIAZ PRAMUDYA AL AKBAR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IFANI EKA MULYAWAN</text:p>
          </table:table-cell>
          <table:table-cell table:number-columns-repeated="7"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MOCH.AVIV ARDIANSYAH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HANIF FRANDA</text:p>
          </table:table-cell>
          <table:table-cell table:number-columns-repeated="7"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CATUR PUTRA RETNO HADI S.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ABDUL WAHID AZIZ</text:p>
          </table:table-cell>
          <table:table-cell table:number-columns-repeated="7"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OSWAD THEVANIS VENARD G.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EHSA ARYANADIPURA ZAIN</text:p>
          </table:table-cell>
          <table:table-cell table:number-columns-repeated="7"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MUHAMMAD SUGIR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HIRSAL</text:p>
          </table:table-cell>
          <table:table-cell table:number-columns-repeated="7"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RAHMADI ANGGORO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ALFAN</text:p>
          </table:table-cell>
          <table:table-cell table:number-columns-repeated="7"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LUSIANA Br.SEMBIRING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M.ALFATH PUTRA DEWANTARA</text:p>
          </table:table-cell>
          <table:table-cell table:number-columns-repeated="7"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IRIS ZAHRA HABIBALLAH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JUAN PADJI KANA</text:p>
          </table:table-cell>
          <table:table-cell table:number-columns-repeated="7" table:style-name="ce1"/>
          <table:table-cell office:value-type="float" office:value="19" table:style-name="ce2">
            <text:p>19</text:p>
          </table:table-cell>
          <table:table-cell office:value-type="string" table:style-name="ce4">
            <text:p>DEWIYANA PAULA MARTHINA L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HAKIM FIRDAUS</text:p>
          </table:table-cell>
          <table:table-cell table:number-columns-repeated="7"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NICKEN NI’MATUS SHOLIKH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HUMAYUN LAMUSA</text:p>
          </table:table-cell>
          <table:table-cell table:number-columns-repeated="7" table:style-name="ce1"/>
          <table:table-cell office:value-type="float" office:value="21" table:style-name="ce2">
            <text:p>21</text:p>
          </table:table-cell>
          <table:table-cell office:value-type="string" table:style-name="ce4">
            <text:p>KENSA AYU FAJIR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MARIO AURELIUS PANDE</text:p>
          </table:table-cell>
          <table:table-cell table:number-columns-repeated="7" table:style-name="ce1"/>
          <table:table-cell office:value-type="float" office:value="22" table:style-name="ce2">
            <text:p>22</text:p>
          </table:table-cell>
          <table:table-cell office:value-type="string" table:style-name="ce4">
            <text:p>IMELDA DIVTHANIYANT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4">
            <text:p>REZA ADJIE NUGRAHA</text:p>
          </table:table-cell>
          <table:table-cell table:number-columns-repeated="7" table:style-name="ce1"/>
          <table:table-cell office:value-type="float" office:value="23" table:style-name="ce2">
            <text:p>23</text:p>
          </table:table-cell>
          <table:table-cell office:value-type="string" table:style-name="ce4">
            <text:p>ERMITA APRILLIANA SAVITR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4">
            <text:p>EZZA PUTRA WIJANARKO</text:p>
          </table:table-cell>
          <table:table-cell table:number-columns-repeated="7" table:style-name="ce1"/>
          <table:table-cell office:value-type="float" office:value="24" table:style-name="ce2">
            <text:p>24</text:p>
          </table:table-cell>
          <table:table-cell office:value-type="string" table:style-name="ce4">
            <text:p>SHABIRA KUNTI DESFARITR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4">
            <text:p>DAFFA AMRULLAH</text:p>
          </table:table-cell>
          <table:table-cell table:number-columns-repeated="7" table:style-name="ce1"/>
          <table:table-cell office:value-type="float" office:value="25" table:style-name="ce2">
            <text:p>25</text:p>
          </table:table-cell>
          <table:table-cell office:value-type="string" table:style-name="ce4">
            <text:p>AULIA ELMANDA PUTRI RUKMAN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4">
            <text:p>ILHAM ARFIANSYAH</text:p>
          </table:table-cell>
          <table:table-cell table:number-columns-repeated="7" table:style-name="ce1"/>
          <table:table-cell office:value-type="float" office:value="26" table:style-name="ce2">
            <text:p>26</text:p>
          </table:table-cell>
          <table:table-cell office:value-type="string" table:style-name="ce4">
            <text:p>SANTI NOVERT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4">
            <text:p>MUHAMMAD RIZKI ZULFIKAR</text:p>
          </table:table-cell>
          <table:table-cell table:number-columns-repeated="7" table:style-name="ce1"/>
          <table:table-cell office:value-type="float" office:value="27" table:style-name="ce2">
            <text:p>27</text:p>
          </table:table-cell>
          <table:table-cell office:value-type="string" table:style-name="ce4">
            <text:p>WINDY NOFERA PUTRI</text:p>
          </table:table-cell>
          <table:table-cell table:number-columns-repeated="4" table:style-name="ce4"/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5">
            <text:p>ABSENSI DIKMABA XL-II NAVIGASI “A” <text:s text:c="24"/>G</text:p>
          </table:table-cell>
          <table:covered-table-cell table:number-columns-repeated="7"/>
          <table:table-cell table:style-name="ce1"/>
          <table:table-cell office:value-type="string" table:number-columns-spanned="6" table:number-rows-spanned="1" table:style-name="ce5">
            <text:p>ABSENSI DIKMABA XL-II NAVIGASI “B” <text:s text:c="27"/>H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6" table:style-name="ce4"/>
          <table:table-cell table:style-name="ce1"/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AGUNG DIMAS MZ</text:p>
          </table:table-cell>
          <table:table-cell table:number-columns-repeated="6" table:style-name="ce4"/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4">
            <text:p><text:s/>REZA ALIF PRATAM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MUHAMMAD RANDI A.S</text:p>
          </table:table-cell>
          <table:table-cell table:number-columns-repeated="6" table:style-name="ce4"/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4">
            <text:p>ARHANANDA GALUH AJI NUGRAH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SURYA FADLI</text:p>
          </table:table-cell>
          <table:table-cell table:number-columns-repeated="6" table:style-name="ce4"/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ACHMAD RIKO BINTAMAR W.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ELY EZER ADITYASA MANALU</text:p>
          </table:table-cell>
          <table:table-cell table:number-columns-repeated="6" table:style-name="ce4"/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4">
            <text:p>MUALIMI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ZAILANI L. TOBING</text:p>
          </table:table-cell>
          <table:table-cell table:number-columns-repeated="6" table:style-name="ce4"/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4">
            <text:p>RIZKI QADRIANTO MUMINI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FITO LEONALDO HULU</text:p>
          </table:table-cell>
          <table:table-cell table:number-columns-repeated="6" table:style-name="ce4"/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4">
            <text:p>KHAIRU INSAN SW.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AGLANSYAH ILHAM MAULANA</text:p>
          </table:table-cell>
          <table:table-cell table:number-columns-repeated="6" table:style-name="ce4"/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REVANDI MALVIRO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LUQMAN HAKIM</text:p>
          </table:table-cell>
          <table:table-cell table:number-columns-repeated="6" table:style-name="ce4"/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RINAL SIPAKKAR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MUHAMMAD EZZA MAULANA R.</text:p>
          </table:table-cell>
          <table:table-cell table:number-columns-repeated="6" table:style-name="ce4"/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4">
            <text:p>ARRI GUSPRATAM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DWI SEPTIYANTO</text:p>
          </table:table-cell>
          <table:table-cell table:number-columns-repeated="6" table:style-name="ce4"/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FAJAR NURMANTO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LA ODE MUH.ADZAN SADJANI</text:p>
          </table:table-cell>
          <table:table-cell table:number-columns-repeated="6" table:style-name="ce4"/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DIAN EXSAUDI PERMANA H.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JAYADI</text:p>
          </table:table-cell>
          <table:table-cell table:number-columns-repeated="6" table:style-name="ce4"/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IDAS GALA SELUDR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ZUL ARSIL MASJID</text:p>
          </table:table-cell>
          <table:table-cell table:number-columns-repeated="6" table:style-name="ce4"/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MUHAMMAD UREY AL ADAWY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YOSUA RENTI VINCENT BAWINTO</text:p>
          </table:table-cell>
          <table:table-cell table:number-columns-repeated="6" table:style-name="ce4"/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AKBAR RASYID ENDRI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AKBAL AJUNA</text:p>
          </table:table-cell>
          <table:table-cell table:number-columns-repeated="6" table:style-name="ce4"/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IRSYAD SUFYAN PAHLAW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DENI RAHUEL KAMARURUNG</text:p>
          </table:table-cell>
          <table:table-cell table:number-columns-repeated="6" table:style-name="ce4"/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EGGY SETIAW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ROHMAD WAHYU EKO SAMUDRA</text:p>
          </table:table-cell>
          <table:table-cell table:number-columns-repeated="6" table:style-name="ce4"/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GUSTI YUDHA MAULAN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ECXELANDO ZILDJIAN S.</text:p>
          </table:table-cell>
          <table:table-cell table:number-columns-repeated="6" table:style-name="ce4"/>
          <table:table-cell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PRADANA WAHYU FIRMANSYAH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MUHAMMAD NUR IMAN P.Y.I.</text:p>
          </table:table-cell>
          <table:table-cell table:number-columns-repeated="6" table:style-name="ce4"/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4">
            <text:p>ROIHAN SYAHRUL MUBAROK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MUHAMMAD FIRMAN AL ISRO T.</text:p>
          </table:table-cell>
          <table:table-cell table:number-columns-repeated="6" table:style-name="ce4"/>
          <table:table-cell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DIKIDYA EKA MERINANT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ALFAREZA BIRU BESTIRA</text:p>
          </table:table-cell>
          <table:table-cell table:number-columns-repeated="6" table:style-name="ce4"/>
          <table:table-cell table:style-name="ce1"/>
          <table:table-cell office:value-type="float" office:value="21" table:style-name="ce2">
            <text:p>21</text:p>
          </table:table-cell>
          <table:table-cell office:value-type="string" table:style-name="ce4">
            <text:p>RIZQI SYAH PUTR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MUHAMMAAD NIZAR SUDITAMA</text:p>
          </table:table-cell>
          <table:table-cell table:number-columns-repeated="6" table:style-name="ce4"/>
          <table:table-cell table:style-name="ce1"/>
          <table:table-cell office:value-type="float" office:value="22" table:style-name="ce2">
            <text:p>22</text:p>
          </table:table-cell>
          <table:table-cell office:value-type="string" table:style-name="ce4">
            <text:p>YOGA RYAN KURNIAW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4">
            <text:p>FARKHAN FIRMANSYAH</text:p>
          </table:table-cell>
          <table:table-cell table:number-columns-repeated="6" table:style-name="ce4"/>
          <table:table-cell table:style-name="ce1"/>
          <table:table-cell office:value-type="float" office:value="23" table:style-name="ce2">
            <text:p>23</text:p>
          </table:table-cell>
          <table:table-cell office:value-type="string" table:style-name="ce4">
            <text:p>ARYA GUNAWAN</text:p>
          </table:table-cell>
          <table:table-cell table:number-columns-repeated="4" table:style-name="ce4"/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5">
            <text:p>ABSENSI DIKMABA XL-II NAVIGASI “C” TA 2020 <text:s text:c="27"/>I</text:p>
          </table:table-cell>
          <table:covered-table-cell table:number-columns-repeated="6"/>
          <table:table-cell table:number-columns-repeated="2" table:style-name="ce1"/>
          <table:table-cell office:value-type="string" table:number-columns-spanned="6" table:number-rows-spanned="1" table:style-name="ce5">
            <text:p>ABSENSI DIKMATA XL-II BAHARI “A” <text:s text:c="6"/>TA 2020 <text:s text:c="17"/>J</text:p>
          </table:table-cell>
          <table:covered-table-cell table:number-columns-repeated="5"/>
          <table:table-cell table:number-columns-repeated="16369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5" table:style-name="ce4"/>
          <table:table-cell table:number-columns-repeated="2" table:style-name="ce1"/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M.RIZKI MUBAROK PUTRA S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string" table:style-name="ce4">
            <text:p>MUHAMMAD ALWI HUSNI S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WILDAN DIVA RAFIEYAND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string" table:style-name="ce4">
            <text:p>JOSHUA ALEXCANDRA SIMBOLO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MICA ALAMSYAH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JHON LEO FERNANDO SIAHA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NAUFAL CHAIRUL HUMAM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4" table:style-name="ce2">
            <text:p>4</text:p>
          </table:table-cell>
          <table:table-cell office:value-type="string" table:style-name="ce4">
            <text:p>ACHMAD ZAMRONI FIRDAUS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MARSEL CORNELSON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5" table:style-name="ce2">
            <text:p>5</text:p>
          </table:table-cell>
          <table:table-cell office:value-type="string" table:style-name="ce4">
            <text:p>EKO SAPUTR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CAVIN AGATHA HARDRIANTO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6" table:style-name="ce2">
            <text:p>6</text:p>
          </table:table-cell>
          <table:table-cell office:value-type="string" table:style-name="ce4">
            <text:p>AHKWAN PUTRA BAHAR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I PUTU YUGI HARDYA WIDYASA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MUHAMMAD ILHAM BACHTIAR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RUSTOM ADHAM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MOHAMMAD AL MAULAN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MOCH SOFYAN EVEND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9" table:style-name="ce2">
            <text:p>9</text:p>
          </table:table-cell>
          <table:table-cell office:value-type="string" table:style-name="ce4">
            <text:p>ADITYA NUR PAMUNGKAS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VERENDEA CLAUDYA CYNTYA P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AGUNG RAY SAMBOG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FARA SEKAR AYU JAYANT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MUHAMMAD NAVYA JALADIT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AVRITA NUR RAMADHAN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WILDAN ADI CAHYANTO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SEPTHIA PUTRI WIDYA SAR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BONDAN IQBAL SAPUTR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RESTI ANNI WILUJENG RAHAYU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HENDRI GUNAW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DIANA OKTAPUTR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RONA DWI SAPUTR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AISYA YULIO AFRINA BALQIS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RIZKI ADITYA PRATAM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EKA SEKAR PUTRI PRAMESWAR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RAJA ERWANDA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USWATUN HASANNNAH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TAFLIN TAUFAN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SUS HERDI WIDIASTUT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19" table:style-name="ce2">
            <text:p>19</text:p>
          </table:table-cell>
          <table:table-cell office:value-type="string" table:style-name="ce4">
            <text:p>ZULKIFLI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NABILA MAHARANI</text:p>
          </table:table-cell>
          <table:table-cell table:number-columns-repeated="5" table:style-name="ce4"/>
          <table:table-cell table:number-columns-repeated="2" table:style-name="ce1"/>
          <table:table-cell office:value-type="float" office:value="20" table:style-name="ce2">
            <text:p>20</text:p>
          </table:table-cell>
          <table:table-cell office:value-type="string" table:style-name="ce4">
            <text:p>FAUDILLAH FIRMANSYAH</text:p>
          </table:table-cell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4">
            <text:p>AZZAHRAH DEWI PURBASARI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4">
            <text:p>DINDA TRESYA WIKA SEPTIANI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number-columns-repeated="9" table:style-name="ce1"/>
          <table:table-cell office:value-type="string" table:number-columns-spanned="5" table:number-rows-spanned="1" table:style-name="ce5">
            <text:p>ABSENSI DIKMATA XL -II NAVIGASI “A” TA 2020 <text:s text:c="21"/>L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5">
            <text:p>ABSENSI DIKMATA XL -II BAHARI “B” TA 2020 <text:s text:c="14"/>K</text:p>
          </table:table-cell>
          <table:covered-table-cell table:number-columns-repeated="5"/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string" table:style-name="ce4">
            <text:p>SANDI YAHY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2" table:style-name="ce2">
            <text:p>2</text:p>
          </table:table-cell>
          <table:table-cell office:value-type="string" table:style-name="ce4">
            <text:p>TEJA WIRADI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DONI HARIS KRISTIAWAN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string" table:style-name="ce4">
            <text:p>BAYU SETIYARDI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DITO YOGA SUHINDARTO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4" table:style-name="ce2">
            <text:p>4</text:p>
          </table:table-cell>
          <table:table-cell office:value-type="string" table:style-name="ce4">
            <text:p>ANDRI SAPUTR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DANANG WIBINTORO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5" table:style-name="ce2">
            <text:p>5</text:p>
          </table:table-cell>
          <table:table-cell office:value-type="string" table:style-name="ce4">
            <text:p>HELMI WIJAYA ZAMZAMI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AMIRUL SFYAN HADI RAMDANI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" table:style-name="ce2">
            <text:p>6</text:p>
          </table:table-cell>
          <table:table-cell office:value-type="string" table:style-name="ce4">
            <text:p>ASRAF JAY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YOSEPH PATRIOT IRIANTO BAKA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7" table:style-name="ce2">
            <text:p>7</text:p>
          </table:table-cell>
          <table:table-cell office:value-type="string" table:style-name="ce4">
            <text:p>WAHID PUTRA SAMUDR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KAROLUS MOANG LIDY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8" table:style-name="ce2">
            <text:p>8</text:p>
          </table:table-cell>
          <table:table-cell office:value-type="string" table:style-name="ce4">
            <text:p>YUSRIN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JERYANTO AMBA PADANG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9" table:style-name="ce2">
            <text:p>9</text:p>
          </table:table-cell>
          <table:table-cell office:value-type="string" table:style-name="ce4">
            <text:p>HENDRIK GIE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HARDIKNAS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0" table:style-name="ce2">
            <text:p>10</text:p>
          </table:table-cell>
          <table:table-cell office:value-type="string" table:style-name="ce4">
            <text:p>HOLLY LIANDO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IKHSANUL AHYAR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1" table:style-name="ce2">
            <text:p>11</text:p>
          </table:table-cell>
          <table:table-cell office:value-type="string" table:style-name="ce4">
            <text:p>AHMAD HABIBI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BAGUS FIRMANSYAH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2" table:style-name="ce2">
            <text:p>12</text:p>
          </table:table-cell>
          <table:table-cell office:value-type="string" table:style-name="ce4">
            <text:p>BRIAN NIOMB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HERI SEPRIADI MUHAMAD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3" table:style-name="ce2">
            <text:p>13</text:p>
          </table:table-cell>
          <table:table-cell office:value-type="string" table:style-name="ce4">
            <text:p>ARFANDI ANUGR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SURYA MULYANTO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4" table:style-name="ce2">
            <text:p>14</text:p>
          </table:table-cell>
          <table:table-cell office:value-type="string" table:style-name="ce4">
            <text:p>HADEWIRAWAN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DIGITA IPUNG OKA SOGAWA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5" table:style-name="ce2">
            <text:p>15</text:p>
          </table:table-cell>
          <table:table-cell office:value-type="string" table:style-name="ce4">
            <text:p>YOHANES RUDIANTRINO S.G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HETLYN KESUMA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6" table:style-name="ce2">
            <text:p>16</text:p>
          </table:table-cell>
          <table:table-cell office:value-type="string" table:style-name="ce4">
            <text:p>ALEXANDER CHONATAN PAJO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RANGGA SAPUTRA WARDANA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7" table:style-name="ce2">
            <text:p>17</text:p>
          </table:table-cell>
          <table:table-cell office:value-type="string" table:style-name="ce4">
            <text:p>AL FURQON ZAMANI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PUJIANTO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18" table:style-name="ce2">
            <text:p>18</text:p>
          </table:table-cell>
          <table:table-cell office:value-type="string" table:style-name="ce4">
            <text:p>MUHAMMAD ARFIAN PATOLA</text:p>
          </table:table-cell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MURDIONO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4">
            <text:p>RIKO UMARFUDIN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4">
            <text:p>ADE ZULKIFLI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4">
            <text:p>MUNTASIM A PAMANA</text:p>
          </table:table-cell>
          <table:table-cell table:number-columns-repeated="4" table:style-name="ce4"/>
          <table:table-cell table:number-columns-repeated="16378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5">
            <text:p>ABSENSI DIKMATA XL-II NAVIGASI “B” TA 2020 <text:s text:c="50"/>M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4">
            <text:p><text:s/>YUDA SANTOSA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4">
            <text:p>RUDY HARDIANTO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4">
            <text:p>MUHAMMAD NUR IKHSAN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4">
            <text:p>RENDI SAPUTR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ZULKARNAIN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4">
            <text:p>SANDI RISKI WAHIDUN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4">
            <text:p>ACHMAD FARDANI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4">
            <text:p>HANIF WAHYUDI SEPNAWANTO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4">
            <text:p>MUHAMMAD BACHTIAR U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4">
            <text:p>RYAN ARDIANSYAH IVAN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4">
            <text:p>RACHMAD FARHAN MAULAN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4">
            <text:p>ILHAN DANANG YUDA SANTOS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4">
            <text:p>KAVELERING YALASENA PUTR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4">
            <text:p>RAIHAN AMAL RISWAND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4">
            <text:p>ANGGIT PRABOWO KUSUMA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4">
            <text:p>PANJI PUTRA PAMBUDI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4">
            <text:p>FAIQ SAIFUL BAHRI</text:p>
          </table:table-cell>
          <table:table-cell table:number-columns-repeated="5" table:style-name="ce4"/>
          <table:table-cell table:number-columns-repeated="16377"/>
        </table:table-row>
        <table:table-row table:number-rows-repeated="104838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Altaf</dc:creator>
    <meta:creation-date>2021-07-07T09:16:52Z</meta:creation-date>
    <dc:date>2021-07-07T14:42:25Z</dc:date>
    <meta:editing-cycles>2</meta:editing-cycles>
    <meta:editing-duration>PT632S</meta:editing-duration>
  </office:meta>
</office:document-meta>
</file>